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RANCISO RUDENCIO AYBAR PEV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VAREZ GOMEZ, CARLOS RAFA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2041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YBAR PEVE, FRANCISCO RUDECIND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186544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3:50:1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